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list-style-name="L1"/>
    <style:style style:name="P6" style:family="paragraph" style:list-style-name="L2"/>
    <style:style style:name="P7" style:family="paragraph" style:list-style-name="L3"/>
    <style:style style:name="P8" style:family="paragraph" style:list-style-name="L4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stra Juegos</text:p>
      <text:p text:style-name="P4">por Miguel, Óscar y Alberto</text:p>
      <text:p text:style-name="P4"/>
      <text:p text:style-name="P4"/>
      <text:p text:style-name="Text_20_body">Astra Juegos es un proyecto que simula una web de venta de Videojuegos y consolas:</text:p>
      <text:h text:style-name="Heading_20_4" text:outline-level="4">1. Gestión de Productos:</text:h>
      <text:list xml:id="list2066793811709259180" text:style-name="L2">
        <text:list-item>
          <text:p>Agregar, editar y eliminar juegos y consolas.</text:p>
        </text:list-item>
        <text:list-item>
          <text:p>Categorizar productos por género, plataforma y fecha de lanzamiento.</text:p>
        </text:list-item>
      </text:list>
      <text:h text:style-name="Heading_20_4" text:outline-level="4">2. Búsqueda Eficaz:</text:h>
      <text:list xml:id="list5447176956533267652" text:style-name="L3">
        <text:list-item>
          <text:p>Utilizar una búsqueda avanzada para encontrar juegos y consolas.</text:p>
        </text:list-item>
      </text:list>
      <text:h text:style-name="Heading_20_4" text:outline-level="4">3. Control de Inventario:</text:h>
      <text:list xml:id="list1880551822290126657" text:style-name="L4">
        <text:list-item>
          <text:p>Contar con un sistema que te permitirá saber la disponibilidad de productos en tiempo real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1M13S</meta:editing-duration>
    <meta:editing-cycles>6</meta:editing-cycles>
    <meta:generator>OpenOffice/4.1.11$Win32 OpenOffice.org_project/4111m1$Build-9808</meta:generator>
    <dc:date>2023-11-12T23:10:29.61</dc:date>
    <meta:document-statistic meta:table-count="0" meta:image-count="0" meta:object-count="0" meta:page-count="1" meta:paragraph-count="10" meta:word-count="77" meta:character-count="461"/>
    <meta:user-defined meta:name="Info 1"/>
    <meta:user-defined meta:name="Info 2"/>
    <meta:user-defined meta:name="Info 3"/>
    <meta:user-defined meta:name="Info 4"/>
  </office:meta>
</office:document-meta>
</file>